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649c" officeooo:paragraph-rsid="000e649c"/>
    </style:style>
    <style:style style:name="P2" style:family="paragraph" style:parent-style-name="Standard">
      <style:text-properties officeooo:rsid="000ee2cc" officeooo:paragraph-rsid="000ee2cc"/>
    </style:style>
    <style:style style:name="P3" style:family="paragraph" style:parent-style-name="Standard">
      <style:text-properties fo:font-weight="bold" officeooo:rsid="000ee2cc" officeooo:paragraph-rsid="000ee2cc" style:font-weight-asian="bold" style:font-weight-complex="bold"/>
    </style:style>
    <style:style style:name="P4" style:family="paragraph" style:parent-style-name="Standard">
      <style:text-properties fo:font-weight="bold" officeooo:rsid="000e649c" officeooo:paragraph-rsid="000e649c" style:font-weight-asian="bold" style:font-weight-complex="bold"/>
    </style:style>
    <style:style style:name="P5" style:family="paragraph" style:parent-style-name="Standard">
      <style:text-properties fo:font-weight="normal" officeooo:rsid="000ee2cc" officeooo:paragraph-rsid="000ee2cc" style:font-weight-asian="normal" style:font-weight-complex="normal"/>
    </style:style>
    <style:style style:name="T1" style:family="text">
      <style:text-properties style:text-position="super 58%"/>
    </style:style>
    <style:style style:name="T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S Interview 1 </text:p>
      <text:p text:style-name="P1">Name : NP</text:p>
      <text:p text:style-name="P1">Location: Love Building</text:p>
      <text:p text:style-name="P1">Start: Building entrance (CRC side)</text:p>
      <text:p text:style-name="P1"/>
      <text:p text:style-name="P1">Subject enters building. Looks for sign to toilet, does not find one at that instance. Three paths to take 1. Upstairs 2. Right into the common sitting area and other corridors 3. Left corridors</text:p>
      <text:p text:style-name="P1"/>
      <text:p text:style-name="P1">Subject assumes that there must be a toilet in the same floor and discards the option of going upstairs. Thinks he sees a sign at the end of the left corridor (not actually toilet sign) and decides to take action to move in tat direction.</text:p>
      <text:p text:style-name="P1"/>
      <text:p text:style-name="P1">Starts moving down the left corridor that has a blind dead end at the end but has multiple paths to the right. </text:p>
      <text:p text:style-name="P1"/>
      <text:p text:style-name="P1">Subject is still looking for sign to the bathroom, not using any other heuristics.</text:p>
      <text:p text:style-name="P1"/>
      <text:p text:style-name="P1">Subject passes each right corridor looking for the sign and finds <text:s/>sign on the first right.</text:p>
      <text:p text:style-name="P1"/>
      <text:p text:style-name="P1">Subject follows sign to the washroom.</text:p>
      <text:p text:style-name="P1"/>
      <text:p text:style-name="P4">HS Interview 2</text:p>
      <text:p text:style-name="P1">Name: AAK</text:p>
      <text:p text:style-name="P1">Location Love Building</text:p>
      <text:p text:style-name="P1">Start: Building entrance (CRC side)</text:p>
      <text:p text:style-name="P1"/>
      <text:p text:style-name="P2">Subject enters the building. <text:s/>Looks for sign to toilet. Remembers that previous subject took a left turn at this point in the experiment and assumes the toilet must be that way.</text:p>
      <text:p text:style-name="P2"/>
      <text:p text:style-name="P2">Subject is able to quickly find the sign (first right corridor) and locate the target.</text:p>
      <text:p text:style-name="P2"/>
      <text:p text:style-name="P3">Change of <text:s/>location </text:p>
      <text:p text:style-name="P1"/>
      <text:p text:style-name="P3">HS Interview 3</text:p>
      <text:p text:style-name="P5">Name: AAK</text:p>
      <text:p text:style-name="P5">Location: College of Computing Building (1<text:span text:style-name="T1">st</text:span> Floor)</text:p>
      <text:p text:style-name="P5">Start: Building entrance on State St</text:p>
      <text:p text:style-name="P5"/>
      <text:p text:style-name="P5">Subject enters building. Options are to go left or take stairs upstairs. Assumes there must be a toilet in the same room. </text:p>
      <text:p text:style-name="P5"/>
      <text:p text:style-name="P5">Subject finds a sign board with directions to toilet (amongst directions to other rooms). Signs point to head down corridors</text:p>
      <text:p text:style-name="P5"/>
      <text:p text:style-name="P5">Corridor opens up into a common area. Toilet sign is seen at the end of the hallway. </text:p>
      <text:p text:style-name="P5"/>
      <text:p text:style-name="P3">HS Interview 4</text:p>
      <text:p text:style-name="P5">Name: AAG</text:p>
      <text:p text:style-name="P5">Location: College of Computing Building (1<text:span text:style-name="T1">st</text:span> Floor)</text:p>
      <text:p text:style-name="P5"><text:soft-page-break/>Start: Building entrance on State St</text:p>
      <text:p text:style-name="P5"/>
      <text:p text:style-name="P5">Subject enters building. Options are to go left or take stairs upstairs. Assumes there must be a toilet in the same room. </text:p>
      <text:p text:style-name="P5"/>
      <text:p text:style-name="P5">Subject finds a sign board with directions to toilet (amongst directions to other rooms). Signs point to head down corridors</text:p>
      <text:p text:style-name="P5"/>
      <text:p text:style-name="P5">Corridor opens up into a common area. Toilet sign is seen at the end of the hallway. <text:s/>(Same as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2:31:34.246287762</meta:creation-date>
    <dc:date>2018-06-03T12:49:55.542482140</dc:date>
    <meta:editing-duration>PT8M11S</meta:editing-duration>
    <meta:editing-cycles>1</meta:editing-cycles>
    <meta:document-statistic meta:table-count="0" meta:image-count="0" meta:object-count="0" meta:page-count="2" meta:paragraph-count="31" meta:word-count="370" meta:character-count="2096" meta:non-whitespace-character-count="1747"/>
    <meta:generator>LibreOffice/5.1.6.2$Linux_X86_64 LibreOffice_project/10m0$Build-2</meta:generator>
  </office:meta>
</office:document-meta>
</file>